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mpl.getLeng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mpl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onRedefine( PropDefId 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Impl.setValue(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String [ ] str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checkSetValue( boolean multiple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Impl.setValue( Node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Impl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internal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Impl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mpl.getLength( InternalValue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Impl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internalSetValue( InternalValue [ ] values , int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Impl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setValue( Value [ ] values , int value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ropertyImp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makePersis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Impl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OrCreateTransientItem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Impl.PropertyImpl( ItemManager itemMgr , SessionImpl session , Property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internal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Imp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Propert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setValue( Valu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yImpl.setValue( Name [ ] 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erty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restoreTransient( PropertyState transient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Impl.setValue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perty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